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4c1c0" officeooo:paragraph-rsid="0014c1c0"/>
    </style:style>
    <style:style style:name="P2" style:family="paragraph" style:parent-style-name="Standard">
      <style:text-properties style:font-name="Arial" officeooo:rsid="0014c1c0" officeooo:paragraph-rsid="0014c1c0"/>
    </style:style>
    <style:style style:name="P3" style:family="paragraph" style:parent-style-name="Standard">
      <style:text-properties style:font-name="Arial" fo:font-weight="bold" officeooo:rsid="0014c1c0" officeooo:paragraph-rsid="0014c1c0" style:font-weight-asian="bold" style:font-weight-complex="bold"/>
    </style:style>
    <style:style style:name="P4" style:family="paragraph" style:parent-style-name="Standard">
      <style:text-properties style:font-name="Arial" fo:font-weight="bold" officeooo:rsid="0015dc59" officeooo:paragraph-rsid="0015dc59" style:font-weight-asian="bold" style:font-weight-complex="bold"/>
    </style:style>
    <style:style style:name="T1" style:family="text">
      <style:text-properties officeooo:rsid="0015dc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Introduction and brief description</text:p>
      <text:p text:style-name="P3"/>
      <text:p text:style-name="P2">This a project that I have had in mind for a while now, the objective of the project is rather simple. There is an automatically generated maze and there is one mover object that tries to find its way through the maze and starts from the top left and goes to the bottom right of the page which is considered to be the target point. The object gathers data in an experimental way and the map module is seperated from the mover module. The object can observe four directions: right, left, up, and down. The beginner level approach to solve the problem has been to have a priority movement model which is: <text:s/>1. Down 2. Right 3. Left 4. Up, what this means is that if all the moves were possible to take, the choice would be made based on this priority preference. There is also a dead end finding procedure and also a <text:span text:style-name="T1">path addjusting procedure. The ultimate goal of this project is to use machine learning to come up with a predicting model that could help to optimize the paths that are going to be taken based on the previousley taken paths.</text:span></text:p>
      <text:p text:style-name="P2"/>
      <text:p text:style-name="P4">Workings of the modules together</text:p>
      <text:p text:style-name="P4">Path taking approach</text:p>
      <text:p text:style-name="P4">Deadends and adjustments</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4c1c0" officeooo:paragraph-rsid="0014c1c0"/>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HM0-01 <text:s text:c="43"/>Damoon Shah Hosseini <text:s/></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11T17:35:04.737719208</meta:creation-date>
    <meta:generator>LibreOffice/6.3.4.2$Linux_X86_64 LibreOffice_project/30$Build-2</meta:generator>
    <dc:date>2020-01-11T18:21:48.199453334</dc:date>
    <meta:editing-duration>PT25M30S</meta:editing-duration>
    <meta:editing-cycles>1</meta:editing-cycles>
    <meta:document-statistic meta:table-count="0" meta:image-count="0" meta:object-count="0" meta:page-count="2" meta:paragraph-count="6" meta:word-count="213" meta:character-count="1221" meta:non-whitespace-character-count="968"/>
  </office:meta>
</office:document-meta>
</file>